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variable"/>
    <style:font-face style:name="あずきフォントB1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svg:stroke-linecap="butt" draw:fill="solid" draw:fill-color="#15492e" draw:textarea-vertical-align="middle" draw:auto-grow-height="false" draw:fit-to-size="false" style:shrink-to-fit="false" fo:min-height="10.925cm" fo:min-width="17.683cm" fo:padding-top="0.13cm" fo:padding-bottom="0.13cm" fo:padding-left="0.259cm" fo:padding-right="0.259cm" fo:wrap-option="wrap"/>
    </style:style>
    <style:style style:name="gr2" style:family="graphic" style:parent-style-name="standard">
      <style:graphic-properties draw:stroke="none" svg:stroke-width="0.071cm" svg:stroke-linecap="butt" draw:fill="solid" draw:fill-color="#75aadb" draw:textarea-vertical-align="middle" draw:auto-grow-height="false" draw:fit-to-size="false" style:shrink-to-fit="false" fo:min-height="14.39cm" fo:min-width="17.683cm" fo:padding-top="0.13cm" fo:padding-bottom="0.13cm" fo:padding-left="0.259cm" fo:padding-right="0.259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9cm" fo:padding-right="0.259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42cm" fo:min-width="0.395cm" fo:padding-top="0.13cm" fo:padding-bottom="0.13cm" fo:padding-left="0.259cm" fo:padding-right="0.259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325cm" fo:min-width="0.67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41cm" fo:min-width="0.31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559cm" fo:min-width="0.30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3.262cm" fo:min-width="1.1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1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1cm" fo:min-width="0.08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16cm" fo:min-width="0.085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914cm" fo:min-width="0.26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73cm" fo:min-width="0.03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1.088cm" fo:min-width="0.02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2.343cm" fo:min-width="0.77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05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597cm" fo:min-width="0.11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15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723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642cm" fo:min-width="0.36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1.181cm" fo:min-width="1.7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4.554cm" fo:min-width="3.64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1cm" fo:min-width="2.22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5.416cm" fo:min-width="2.36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9.878cm" fo:min-width="5.522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43cm" fo:min-width="0.44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544cm" fo:min-width="0.44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49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svg:stroke-linecap="butt" draw:fill="solid" draw:fill-color="#000000" draw:textarea-vertical-align="middle" draw:auto-grow-height="false" draw:fit-to-size="false" style:shrink-to-fit="false" fo:min-height="0.05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09cm" svg:stroke-color="#000000" svg:stroke-linecap="butt" draw:fill="solid" draw:fill-color="#ffcc99" draw:textarea-vertical-align="middle" draw:auto-grow-height="false" draw:fit-to-size="false" style:shrink-to-fit="false" fo:min-height="0.982cm" fo:min-width="1.66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71cm" svg:stroke-linecap="butt" draw:fill="solid" draw:fill-color="#ffcc99" draw:textarea-vertical-align="middle" draw:auto-grow-height="false" draw:fit-to-size="false" style:shrink-to-fit="false" fo:min-height="0.31cm" fo:min-width="0.50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357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1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18cm" svg:stroke-color="#000000" svg:stroke-linecap="butt" draw:fill="solid" draw:fill-color="#000000" draw:textarea-vertical-align="middle" draw:auto-grow-height="false" draw:fit-to-size="false" style:shrink-to-fit="false" fo:min-height="0.447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18cm" svg:stroke-color="#000000" svg:stroke-linecap="butt" draw:fill="solid" draw:fill-color="#ffffff" draw:textarea-vertical-align="middle" draw:auto-grow-height="false" draw:fit-to-size="false" style:shrink-to-fit="false" fo:min-height="1.103cm" fo:min-width="0.254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  <style:paragraph-properties style:writing-mode="lr-tb"/>
    </style:style>
    <style:style style:name="gr43" style:family="graphic">
      <style:graphic-properties style:protect="size"/>
    </style:style>
    <style:style style:name="pr1" style:family="presentation" style:parent-style-name="白紙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15492e"/>
      <style:paragraph-properties fo:text-align="center" style:font-independent-line-spacing="true"/>
      <style:text-properties fo:font-size="14pt"/>
    </style:style>
    <style:style style:name="P2" style:family="paragraph">
      <loext:graphic-properties draw:fill="solid" draw:fill-color="#75aadb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.2999992370605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.2999992370605pt"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8" style:family="paragraph">
      <loext:graphic-properties draw:fill="solid" draw:fill-color="#ffcc99"/>
      <style:paragraph-properties fo:text-align="center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fd095" loext:opacity="100%" style:font-name="あずきフォントB1" fo:font-size="28pt" fo:font-weight="bold" style:font-name-asian="あずきフォントB1" style:font-size-asian="24pt" style:font-weight-asian="bold" style:font-size-complex="24pt" style:font-weight-complex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fd095" loext:opacity="100%" style:font-name="あずきフォントB1" fo:font-size="28pt" fo:font-weight="bold" style:font-name-asian="あずきフォントB1" style:font-size-asian="24pt" style:font-weight-asian="bold" style:font-size-complex="24pt" style:font-weight-complex="bold" fo:hyphenate="false"/>
    </style:style>
    <style:style style:name="P11" style:family="paragraph">
      <loext:graphic-properties draw:fill="none" draw:fill-color="#ffffff"/>
      <style:paragraph-properties style:writing-mode="lr-tb"/>
      <style:text-properties style:font-name="あずきフォントB1" fo:font-size="26pt" fo:font-weight="bold" style:font-size-asian="26pt" style:font-size-complex="26pt"/>
    </style:style>
    <style:style style:name="P12" style:family="paragraph">
      <loext:graphic-properties draw:fill="none" draw:fill-color="#ffffff"/>
      <style:paragraph-properties style:writing-mode="lr-tb"/>
      <style:text-properties fo:color="#ffffff" loext:opacity="100%" style:font-name="あずきフォントB1" fo:font-size="20pt" style:font-name-asian="あずきフォントB1" style:font-size-asian="20pt" style:font-size-complex="20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177.899993896484pt" fo:letter-spacing="normal" fo:language="en" fo:country="US" fo:font-style="normal" style:text-underline-style="none" fo:font-weight="normal" fo:background-color="transparent" style:font-name-asian="ＭＳ Ｐゴシック" style:font-size-asian="177.899993896484pt" style:font-style-asian="normal" style:font-weight-asian="normal" style:font-size-complex="177.89999389648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66pt" fo:letter-spacing="normal" fo:language="en" fo:country="US" fo:font-style="normal" style:text-underline-style="none" fo:font-weight="normal" fo:background-color="transparent" style:font-name-asian="ＭＳ Ｐゴシック" style:font-size-asian="66pt" style:language-asian="ja" style:country-asian="JP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ＭＳ Ｐゴシック" fo:font-size="88pt" fo:letter-spacing="normal" fo:language="en" fo:country="US" fo:font-style="normal" style:text-underline-style="none" fo:font-weight="normal" fo:background-color="transparent" style:font-name-asian="ＭＳ Ｐゴシック" style:font-size-asian="88pt" style:language-asian="ja" style:country-asian="JP" style:font-style-asian="normal" style:font-weight-asian="normal" style:font-size-complex="88pt" style:font-style-complex="normal" style:font-weight-complex="normal"/>
    </style:style>
    <style:style style:name="T4" style:family="text">
      <style:text-properties fo:font-variant="normal" fo:text-transform="none" fo:color="#afd095" loext:opacity="100%" style:text-line-through-style="none" style:text-line-through-type="none" style:text-position="0% 100%" style:font-name="あずきフォントB1" fo:font-size="28pt" fo:letter-spacing="normal" fo:language="en" fo:country="US" fo:font-style="normal" style:text-underline-style="none" fo:font-weight="bold" fo:background-color="transparent" style:font-name-asian="あずきフォントB1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afd095" loext:opacity="100%" style:text-line-through-style="none" style:text-line-through-type="none" style:text-position="0% 100%" style:font-name="あずきフォントB1" fo:font-size="28pt" fo:letter-spacing="normal" fo:language="en" fo:country="US" fo:font-style="normal" style:text-underline-style="none" fo:font-weight="bold" fo:background-color="transparent" style:font-name-asian="あずきフォントB1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T6" style:family="text">
      <style:text-properties style:font-name="あずきフォントB1" fo:font-size="26pt" fo:font-weight="bold" style:font-size-asian="26pt" style:font-size-complex="26pt"/>
    </style:style>
    <style:style style:name="T7" style:family="text">
      <style:text-properties fo:color="#ffffff" loext:opacity="100%" style:font-name="あずきフォントB1" fo:font-size="20pt" style:font-name-asian="あずきフォントB1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 presentation:presentation-page-layout-name="AL1T0">
        <office:forms form:automatic-focus="false" form:apply-design-mode="false"/>
        <draw:custom-shape draw:name="正方形/長方形 3" draw:style-name="gr1" draw:text-style-name="P1" draw:layer="layout" svg:width="18.2cm" svg:height="11.184cm" svg:x="0cm" svg:y="14.5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8.2cm" svg:height="14.6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3" draw:text-style-name="P4" draw:layer="layout" svg:width="16.199cm" svg:height="11.514cm" svg:x="1cm" svg:y="-0.906cm">
          <text:p text:style-name="P3"><text:span text:style-name="T1">R</text:span><text:span text:style-name="T2">で読む</text:span></text:p>
          <text:p text:style-name="P3"><text:span text:style-name="T3">Excel</text:span><text:span text:style-name="T2">ファイ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5" draw:layer="layout" svg:width="0.912cm" svg:height="1.001cm" svg:x="1.191cm" svg:y="0.549cm">
          <svg:desc>http://127.0.0.1:32189/graphics/87dd313e-1cd4-47be-a2e8-f77eaaadf3ee.png</svg:desc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34">
          <draw:custom-shape draw:name="円/楕円 9" draw:style-name="gr5" draw:text-style-name="P6" draw:layer="layout" svg:width="1.66cm" svg:height="2.227cm" svg:x="9.266cm" svg:y="15.39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0" draw:style-name="gr6" draw:text-style-name="P6" draw:layer="layout" svg:width="1.155cm" svg:height="2.531cm" draw:transform="skewX (-0.0804596785169386) rotate (-0.566882941047759) translate (9.012cm 16.868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1" draw:style-name="gr7" draw:text-style-name="P6" draw:layer="layout" svg:width="1.143cm" svg:height="2.557cm" draw:transform="skewX (0.0652753140245878) rotate (0.427605666738611) translate (10.331cm 17.52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8" draw:style-name="gr8" draw:text-style-name="P7" draw:layer="layout" svg:width="2.317cm" svg:height="4.966cm" svg:x="8.917cm" svg:y="16.4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2" draw:style-name="gr9" draw:text-style-name="P7" draw:layer="layout" svg:width="0.368cm" svg:height="0.367cm" svg:x="9.57cm" svg:y="15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3" draw:style-name="gr9" draw:text-style-name="P7" draw:layer="layout" svg:width="0.369cm" svg:height="0.367cm" svg:x="10.284cm" svg:y="15.7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4" draw:style-name="gr10" draw:text-style-name="P6" draw:layer="layout" svg:width="0.115cm" svg:height="0.138cm" svg:x="10.399cm" svg:y="15.8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15" draw:style-name="gr10" draw:text-style-name="P6" draw:layer="layout" svg:width="0.115cm" svg:height="0.138cm" svg:x="9.693cm" svg:y="15.86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16" draw:style-name="gr11" draw:text-style-name="P8" draw:layer="layout" svg:width="0.941cm" svg:height="0.538cm" draw:transform="skewX (-0.077841684638947) rotate (2.60996536343232) translate (9.809cm 21.87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17" draw:style-name="gr12" draw:text-style-name="P8" draw:layer="layout" svg:width="0.945cm" svg:height="0.536cm" draw:transform="skewX (0.0818559419185341) rotate (-2.56650666505766) translate (11.153cm 21.386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18" draw:style-name="gr13" draw:text-style-name="P8" draw:layer="layout" svg:width="0.553cm" svg:height="0.367cm" svg:x="9.842cm" svg:y="16.115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21">
          <draw:custom-shape draw:name="円/楕円 22" draw:style-name="gr14" draw:text-style-name="P6" draw:layer="layout" svg:width="1.083cm" svg:height="1.644cm" svg:x="6.183cm" svg:y="12.7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3" draw:style-name="gr15" draw:text-style-name="P6" draw:layer="layout" svg:width="0.754cm" svg:height="1.871cm" draw:transform="skewX (-0.0815068760681353) rotate (-0.567057473972958) translate (5.949cm 13.74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4" draw:style-name="gr16" draw:text-style-name="P6" draw:layer="layout" svg:width="0.747cm" svg:height="1.89cm" draw:transform="skewX (0.0654498469497873) rotate (0.42778019966381) translate (6.927cm 14.12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5" draw:style-name="gr17" draw:text-style-name="P7" draw:layer="layout" svg:width="1.807cm" svg:height="3.667cm" svg:x="5.821cm" svg:y="13.4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6" draw:style-name="gr18" draw:text-style-name="P7" draw:layer="layout" svg:width="0.239cm" svg:height="0.269cm" svg:x="6.424cm" svg:y="12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7" draw:style-name="gr18" draw:text-style-name="P7" draw:layer="layout" svg:width="0.239cm" svg:height="0.269cm" svg:x="6.82cm" svg:y="12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8" draw:style-name="gr10" draw:text-style-name="P6" draw:layer="layout" svg:width="0.076cm" svg:height="0.101cm" svg:x="6.896cm" svg:y="13.01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29" draw:style-name="gr10" draw:text-style-name="P6" draw:layer="layout" svg:width="0.075cm" svg:height="0.101cm" svg:x="6.503cm" svg:y="13.01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30" draw:style-name="gr19" draw:text-style-name="P8" draw:layer="layout" svg:width="0.617cm" svg:height="0.397cm" draw:transform="skewX (-0.0804596785169386) rotate (2.60979083050712) translate (6.592cm 17.48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31" draw:style-name="gr19" draw:text-style-name="P8" draw:layer="layout" svg:width="0.619cm" svg:height="0.397cm" draw:transform="skewX (0.0778416846389472) rotate (-2.56790292845926) translate (7.492cm 17.164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32" draw:style-name="gr13" draw:text-style-name="P8" draw:layer="layout" svg:width="0.36cm" svg:height="0.27cm" svg:x="6.546cm" svg:y="13.177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g draw:name="グループ化 35">
          <draw:custom-shape draw:name="円/楕円 36" draw:style-name="gr20" draw:text-style-name="P6" draw:layer="layout" svg:width="0.872cm" svg:height="1.197cm" svg:x="12.63cm" svg:y="12.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7" draw:style-name="gr21" draw:text-style-name="P6" draw:layer="layout" svg:width="0.606cm" svg:height="1.363cm" draw:transform="skewX (-0.0820304748437335) rotate (-0.567930138598955) translate (12.503cm 13.29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8" draw:style-name="gr22" draw:text-style-name="P6" draw:layer="layout" svg:width="0.603cm" svg:height="1.375cm" draw:transform="skewX (0.0645771823237902) rotate (0.427256600888212) translate (13.184cm 13.64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39" draw:style-name="gr23" draw:text-style-name="P7" draw:layer="layout" svg:width="1.218cm" svg:height="2.674cm" svg:x="12.447cm" svg:y="13.09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0" draw:style-name="gr18" draw:text-style-name="P7" draw:layer="layout" svg:width="0.191cm" svg:height="0.196cm" svg:x="12.789cm" svg:y="1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1" draw:style-name="gr18" draw:text-style-name="P7" draw:layer="layout" svg:width="0.194cm" svg:height="0.196cm" svg:x="13.165cm" svg:y="12.6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2" draw:style-name="gr10" draw:text-style-name="P6" draw:layer="layout" svg:width="0.06cm" svg:height="0.073cm" svg:x="13.227cm" svg:y="12.7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43" draw:style-name="gr10" draw:text-style-name="P6" draw:layer="layout" svg:width="0.061cm" svg:height="0.073cm" svg:x="12.85cm" svg:y="12.75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44" draw:style-name="gr24" draw:text-style-name="P8" draw:layer="layout" svg:width="0.495cm" svg:height="0.289cm" draw:transform="skewX (-0.0794124809657421) rotate (2.61013989635752) translate (12.913cm 15.98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45" draw:style-name="gr24" draw:text-style-name="P8" draw:layer="layout" svg:width="0.5cm" svg:height="0.287cm" draw:transform="skewX (0.0729547627333629) rotate (-2.56860106016005) translate (13.626cm 15.729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46" draw:style-name="gr13" draw:text-style-name="P8" draw:layer="layout" svg:width="0.291cm" svg:height="0.198cm" svg:x="12.933cm" svg:y="12.886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五角形 69" draw:style-name="gr25" draw:text-style-name="P8" draw:layer="layout" svg:width="3.672cm" svg:height="1.873cm" draw:transform="skewX (0.0308923277602996) rotate (-2.95082816634681) translate (4.198cm 37.853cm)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円/楕円 60" draw:style-name="gr26" draw:text-style-name="P6" draw:layer="layout" svg:width="5.862cm" svg:height="6.792cm" draw:transform="skewX (-0.0609119908946021) rotate (-0.39095375244673) translate (2.316cm 18.24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1" draw:style-name="gr27" draw:text-style-name="P6" draw:layer="layout" svg:width="3.852cm" svg:height="7.564cm" draw:transform="skewX (-0.0907571211037052) rotate (-2.61799387799149) translate (3.815cm 26.57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2" draw:style-name="gr28" draw:text-style-name="P6" draw:layer="layout" svg:width="4.057cm" svg:height="8.012cm" draw:transform="skewX (0.00645771823237904) rotate (1.83259571459405) translate (2.423cm 29.99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3" draw:style-name="gr29" draw:text-style-name="P7" draw:layer="layout" svg:width="8.516cm" svg:height="14.322cm" draw:transform="skewX (-0.0610865238198016) rotate (-0.39095375244673) translate (-0.273cm 21.55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4" draw:style-name="gr30" draw:text-style-name="P7" draw:layer="layout" svg:width="1.341cm" svg:height="1.121cm" draw:transform="skewX (-0.0605629250442032) rotate (-0.39095375244673) translate (2.845cm 19.62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5" draw:style-name="gr31" draw:text-style-name="P7" draw:layer="layout" svg:width="1.341cm" svg:height="1.122cm" draw:transform="skewX (-0.0623082542961976) rotate (-0.39095375244673) translate (5.252cm 20.618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6" draw:style-name="gr32" draw:text-style-name="P6" draw:layer="layout" svg:width="0.427cm" svg:height="0.423cm" draw:transform="skewX (0.0589921287174083) rotate (0.389208423194735) translate (5.396cm 21.29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67" draw:style-name="gr33" draw:text-style-name="P6" draw:layer="layout" svg:width="0.425cm" svg:height="0.422cm" draw:transform="skewX (0.0663225115757845) rotate (0.388859357344337) translate (3.02cm 20.31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五角形 68" draw:style-name="gr34" draw:text-style-name="P8" draw:layer="layout" svg:width="3.5cm" svg:height="1.613cm" draw:transform="skewX (-0.0902335223281068) rotate (2.24519154976551) translate (-2.398cm 37.8cm)">
          <text:p/>
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ひし形 70" draw:style-name="gr35" draw:text-style-name="P8" draw:layer="layout" svg:width="2.013cm" svg:height="1.12cm" draw:transform="skewX (-0.0624827872213971) rotate (-0.391477351222329) translate (3.401cm 21.06cm)">
          <text:p/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g draw:name="グループ化 71">
          <draw:custom-shape draw:name="円/楕円 72" draw:style-name="gr36" draw:text-style-name="P6" draw:layer="layout" svg:width="0.638cm" svg:height="0.857cm" svg:x="10.124cm" svg:y="12.2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3" draw:style-name="gr37" draw:text-style-name="P6" draw:layer="layout" svg:width="0.444cm" svg:height="0.975cm" draw:transform="skewX (-0.0797615468161409) rotate (-0.565486677646163) translate (9.957cm 12.79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4" draw:style-name="gr38" draw:text-style-name="P6" draw:layer="layout" svg:width="0.441cm" svg:height="0.985cm" draw:transform="skewX (0.0668461103513829) rotate (0.428129265514209) translate (10.585cm 13.0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5" draw:style-name="gr39" draw:text-style-name="P7" draw:layer="layout" svg:width="1.064cm" svg:height="1.913cm" svg:x="9.912cm" svg:y="12.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6" draw:style-name="gr18" draw:text-style-name="P7" draw:layer="layout" svg:width="0.141cm" svg:height="0.139cm" svg:x="10.267cm" svg:y="12.3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7" draw:style-name="gr18" draw:text-style-name="P7" draw:layer="layout" svg:width="0.141cm" svg:height="0.139cm" svg:x="10.5cm" svg:y="12.37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8" draw:style-name="gr10" draw:text-style-name="P6" draw:layer="layout" svg:width="0.043cm" svg:height="0.053cm" svg:x="10.54cm" svg:y="12.4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円/楕円 79" draw:style-name="gr10" draw:text-style-name="P6" draw:layer="layout" svg:width="0.043cm" svg:height="0.053cm" svg:x="10.309cm" svg:y="12.4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五角形 80" draw:style-name="gr24" draw:text-style-name="P8" draw:layer="layout" svg:width="0.362cm" svg:height="0.208cm" draw:transform="skewX (-0.0815068760681352) rotate (2.61118709390872) translate (10.371cm 14.767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五角形 81" draw:style-name="gr24" draw:text-style-name="P8" draw:layer="layout" svg:width="0.361cm" svg:height="0.207cm" draw:transform="skewX (0.0867428638241182) rotate (-2.56511040165607) translate (10.888cm 14.578cm)">
            <text:p/>
            <draw:enhanced-geometry draw:mirror-horizontal="false" draw:mirror-vertical="false" svg:viewBox="0 0 0 0" draw:text-areas="?f12 ?f17 ?f13 ?f16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ひし形 82" draw:style-name="gr13" draw:text-style-name="P8" draw:layer="layout" svg:width="0.212cm" svg:height="0.139cm" svg:x="10.338cm" svg:y="12.506cm">
            <text:p/>
            <draw:enhanced-geometry draw:mirror-horizontal="false" draw:mirror-vertical="false" svg:viewBox="0 0 0 0" draw:text-areas="?f6 ?f7 ?f0 ?f1" draw:type="ooxml-diamond" draw:enhanced-path="M 0 ?f3 L ?f2 0 ?f5 ?f3 ?f2 ?f4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</draw:g>
        <draw:custom-shape draw:name="テキスト ボックス 83" draw:style-name="gr40" draw:text-style-name="P10" draw:layer="layout" svg:width="6.4cm" svg:height="3.635cm" svg:x="11.5cm" svg:y="21.535cm">
          <text:p text:style-name="P9"><text:span text:style-name="T4">Excel</text:span><text:span text:style-name="T5">ファイル</text:span></text:p>
          <text:p text:style-name="P9"><text:span text:style-name="T5">100</text:span><text:span text:style-name="T5">個いっきに</text:span></text:p>
          <text:p text:style-name="P9"><text:span text:style-name="T5">読めるかな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1" draw:layer="layout" svg:width="3.5cm" svg:height="2.182cm" svg:x="-6cm" svg:y="23.818cm">
          <draw:text-box>
            <text:p><text:span text:style-name="T6">R 4.2</text:span><text:span text:style-name="T6">対応</text:span></text:p>
          </draw:text-box>
        </draw:frame>
        <draw:frame draw:style-name="gr42" draw:text-style-name="P12" draw:layer="layout" svg:width="7cm" svg:height="1.801cm" svg:x="11.3cm" svg:y="11.1cm">
          <draw:text-box>
            <text:p><text:span text:style-name="T7">著：やわらかクジラ</text:span></text:p>
          </draw:text-box>
        </draw:frame>
        <presentation:notes draw:style-name="dp2">
          <draw:page-thumbnail draw:style-name="gr4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あずきフォントB" svg:font-family="あずきフォントB" style:font-pitch="variable"/>
    <style:font-face style:name="あずきフォントB1" svg:font-family="あずきフォントB" style:font-pitch="fixed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ゴシック2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2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false" style:shrink-to-fit="true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6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6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9pt" fo:letter-spacing="norma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.1cm" fo:margin-bottom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.1cm" fo:margin-bottom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.1cm" fo:margin-bottom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.1cm" fo:margin-bottom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.1cm" fo:margin-bottom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pt" fo:letter-spacing="normal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4pt" style:language-asian="ja" style:country-asian="JP" style:font-style-asian="normal" style:font-weight-asian="normal" style:font-name-complex="Ari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02cm" fo:padding-bottom="0.102cm" fo:padding-left="0.203cm" fo:padding-right="0.203cm" fo:wrap-option="wrap"/>
      <style:paragraph-properties style:writing-mode="lr-tb"/>
    </style:style>
    <style:style style:name="Mpr2" style:family="presentation" style:parent-style-name="白紙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 style:writing-mode="lr-tb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fo:background-color="transparent" style:font-size-asian="9pt" style:language-asian="ja" style:country-asian="JP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64cm" svg:height="7.575cm" svg:x="2.817cm" svg:y="2.485cm"/>
      <draw:page-thumbnail draw:layer="backgroundobjects" svg:width="5.364cm" svg:height="7.575cm" svg:x="2.817cm" svg:y="11.061cm"/>
      <draw:page-thumbnail draw:layer="backgroundobjects" svg:width="5.364cm" svg:height="7.575cm" svg:x="2.817cm" svg:y="19.637cm"/>
      <draw:page-thumbnail draw:layer="backgroundobjects" svg:width="5.364cm" svg:height="7.575cm" svg:x="12.817cm" svg:y="2.485cm"/>
      <draw:page-thumbnail draw:layer="backgroundobjects" svg:width="5.364cm" svg:height="7.575cm" svg:x="12.817cm" svg:y="11.061cm"/>
      <draw:page-thumbnail draw:layer="backgroundobjects" svg:width="5.364cm" svg:height="7.575cm" svg:x="12.817cm" svg:y="19.637cm"/>
    </style:handout-master>
    <style:master-page style:name="白紙" style:page-layout-name="PM1" draw:style-name="Mdp1">
      <draw:frame draw:name="日付プレースホルダ 1" presentation:style-name="Mpr1" draw:text-style-name="MP6" draw:layer="backgroundobjects" svg:width="3.779cm" svg:height="1.261cm" svg:x="1.81cm" svg:y="22.966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フッター プレースホルダ 2" presentation:style-name="Mpr1" draw:text-style-name="MP6" draw:layer="backgroundobjects" svg:width="5.129cm" svg:height="1.261cm" svg:x="6.535cm" svg:y="22.966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スライド番号プレースホルダ 3" presentation:style-name="Mpr1" draw:text-style-name="MP6" draw:layer="backgroundobjects" svg:width="3.779cm" svg:height="1.261cm" svg:x="12.61cm" svg:y="22.966cm" presentation:class="page-number" presentation:user-transformed="true">
        <draw:text-box>
          <text:p text:style-name="MP8"><text:span text:style-name="MT2"><text:page-number>&lt;番号&gt;</text:page-number></text:span></text:p>
        </draw:text-box>
      </draw:frame>
      <draw:frame presentation:style-name="白紙-title" draw:layer="backgroundobjects" svg:width="14.579cm" svg:height="3.956cm" svg:x="1.81cm" svg:y="1.945cm" presentation:class="title" presentation:placeholder="true">
        <draw:text-box/>
      </draw:frame>
      <draw:frame presentation:style-name="白紙-outline1" draw:layer="backgroundobjects" svg:width="14.579cm" svg:height="13.744cm" svg:x="1.81cm" svg:y="6.545cm" presentation:class="outline" presentation:placeholder="true">
        <draw:text-box/>
      </draw:frame>
      <presentation:notes style:page-layout-name="PM0">
        <draw:page-thumbnail presentation:style-name="白紙-title" draw:layer="backgroundobjects" svg:width="19.798cm" svg:height="11.136cm" svg:x="0.6cm" svg:y="2.257cm" presentation:class="page"/>
        <draw:frame presentation:style-name="白紙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スライド 1</dc:title>
    <meta:initial-creator>土屋政雄</meta:initial-creator>
    <meta:editing-cycles>18</meta:editing-cycles>
    <meta:creation-date>2020-08-30T06:48:42</meta:creation-date>
    <dc:date>2022-09-02T01:25:55.655000000</dc:date>
    <meta:editing-duration>PT1H59M34S</meta:editing-duration>
    <meta:generator>LibreOffice/7.3.0.3$Windows_X86_64 LibreOffice_project/0f246aa12d0eee4a0f7adcefbf7c878fc2238db3</meta:generator>
    <meta:document-statistic meta:object-count="89"/>
    <meta:user-defined meta:name="AppVersion">12.0000</meta:user-defined>
    <meta:user-defined meta:name="PresentationFormat">B5 (JIS) 182x257 mm</meta:user-defined>
    <meta:user-defined meta:name="Slides" meta:value-type="float">1</meta:user-defined>
  </office:meta>
</office:document-meta>
</file>